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English">
      <style:graphic-properties fo:min-height="1.009cm" fo:min-width="8.928cm"/>
    </style:style>
    <style:style style:name="gr20" style:family="graphic" style:parent-style-name="Onyomi">
      <style:graphic-properties fo:min-height="0.759cm" fo:min-width="8.929cm"/>
    </style:style>
    <style:style style:name="gr21" style:family="graphic" style:parent-style-name="Kunyomi">
      <style:graphic-properties fo:min-height="0.757cm" fo:min-width="8.929cm"/>
    </style:style>
    <style:style style:name="gr22" style:family="graphic" style:parent-style-name="English">
      <style:graphic-properties fo:min-height="1.01cm" fo:min-width="8.929cm"/>
    </style:style>
    <style:style style:name="gr23" style:family="graphic" style:parent-style-name="Onyomi">
      <style:graphic-properties fo:min-height="0.759cm" fo:min-width="8.928cm"/>
    </style:style>
    <style:style style:name="gr24" style:family="graphic" style:parent-style-name="Meaning">
      <style:graphic-properties fo:min-height="0.758cm" fo:min-width="8.928cm"/>
    </style:style>
    <style:style style:name="gr25" style:family="graphic" style:parent-style-name="Kunyomi">
      <style:graphic-properties fo:min-height="0.757cm" fo:min-width="8.928cm"/>
    </style:style>
    <style:style style:name="gr26" style:family="graphic" style:parent-style-name="Meaning">
      <style:graphic-properties fo:min-height="0.758cm" fo:min-width="8.928cm"/>
    </style:style>
    <style:style style:name="gr27" style:family="graphic" style:parent-style-name="Meaning">
      <style:graphic-properties fo:min-height="0.757cm" fo:min-width="8.928cm"/>
    </style:style>
    <style:style style:name="gr28" style:family="graphic" style:parent-style-name="Meaning">
      <style:graphic-properties fo:min-height="0.757cm" fo:min-width="8.929cm"/>
    </style:style>
    <style:style style:name="gr29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0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1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3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4" style:family="graphic" style:parent-style-name="English">
      <style:graphic-properties fo:min-height="1.01cm" fo:min-width="8.929cm"/>
    </style:style>
    <style:style style:name="gr35" style:family="graphic" style:parent-style-name="Onyomi">
      <style:graphic-properties fo:min-height="0.758cm" fo:min-width="8.929cm"/>
    </style:style>
    <style:style style:name="gr36" style:family="graphic" style:parent-style-name="Example">
      <style:graphic-properties fo:min-height="0.96cm" fo:min-width="8.929cm"/>
    </style:style>
    <style:style style:name="gr37" style:family="graphic" style:parent-style-name="English">
      <style:graphic-properties fo:min-height="1.009cm" fo:min-width="8.928cm"/>
    </style:style>
    <style:style style:name="gr38" style:family="graphic" style:parent-style-name="Onyomi">
      <style:graphic-properties fo:min-height="0.758cm" fo:min-width="8.928cm"/>
    </style:style>
    <style:style style:name="gr39" style:family="graphic" style:parent-style-name="Example">
      <style:graphic-properties fo:min-height="0.96cm" fo:min-width="8.928cm"/>
    </style:style>
    <style:style style:name="gr40" style:family="graphic" style:parent-style-name="English">
      <style:graphic-properties fo:min-height="1.009cm" fo:min-width="8.929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以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愛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案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囲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胃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栄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英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衣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印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塩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億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ANK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rade - throne - crown - about - som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単位 (たんい) - unit</text:p>
              <text:p text:style-name="P1">上位 (じょうい) - superior (rank not class)</text:p>
              <text:p text:style-name="P1">首位 (しゅい) - first plac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らい　ぐら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Y MEANS OF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ecause - in view of - compared with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以上 (いじょう) - not less than</text:p>
              <text:p text:style-name="P1">以来 (いらい) - since</text:p>
              <text:p text:style-name="P1">以降 (いこう) - on and aft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もっ.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LA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uggestion - draft - ponder - fear - propositio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ア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法案 (ほうあん) - bill (law)</text:p>
              <text:p text:style-name="P1">提案 (ていあん) - proposal</text:p>
              <text:p text:style-name="P1">廃案 (はいあん) - rejected bill (project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くえ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OV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ffection - favori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愛す (あいす) - to love</text:p>
              <text:p text:style-name="P1">恋愛 (れんあい) - love</text:p>
              <text:p text:style-name="P1">愛情 (あいじょう) - lov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と.しい　かな.しい　め.でる　お.しむ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OMAC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aunch - crop - craw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胃腸 (いちょう) - stomach</text:p>
              <text:p text:style-name="P1">胃袋 (いぶくろ) - stomach</text:p>
              <text:p text:style-name="P1">胃炎 (いえん) - gastritis</text:p>
            </draw:text-box>
            <svg:title>examples</svg:title>
          </draw:frame>
          <draw:frame draw:style-name="gr21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URROUN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siege - store - paling - enclosure - encircl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雰囲気 (ふいんき) - atmosphere (e.g., musical)</text:p>
              <text:p text:style-name="P1">範囲 (はんい) - extent</text:p>
              <text:p text:style-name="P1">周囲 (しゅうい) - surrounding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こ.む　かこ.う　かこ.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ENGLAN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nglis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英語 (えいご) - English (language)</text:p>
              <text:p text:style-name="P1">英雄 (えいゆう) - hero</text:p>
              <text:p text:style-name="P1">育英 (いくえい) - educ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はなぶさ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LOURISH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osperity - honor - glory - splendo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エイ　ヨ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栄養 (えいよう) - nutrition</text:p>
              <text:p text:style-name="P1">繁栄 (はんえい) - prospering</text:p>
              <text:p text:style-name="P1">栄光 (えいこう) - glor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か.える　は.え　-ば.え　は.える　え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TAMP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eal - mark - imprint - symbol - emblem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調印 (ちょういん) - signature</text:p>
              <text:p text:style-name="P1">印象 (いんしょう) - impression</text:p>
              <text:p text:style-name="P1">印刷 (いんさつ) - print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るし　-じるし　しる.す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GARMEN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lothes - dressing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イ　エ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衣装 (いしょう) - clothing</text:p>
              <text:p text:style-name="P1">衣料 (いりょう) - clothing</text:p>
              <text:p text:style-name="P1">衣類 (いるい) - clothe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ころも　きぬ　-ぎ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UNDRED MILL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10**8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オ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億万 (おくまん) - millions and millions</text:p>
              <text:p text:style-name="P1">億劫 (おくこう) - troublesome</text:p>
              <text:p text:style-name="P1">億兆 (おくちょう) - the people</text:p>
            </draw:text-box>
            <svg:title>examples</svg:title>
          </draw:frame>
          <draw:frame draw:style-name="gr21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ALT</text:p>
            </draw:text-box>
            <svg:title>english</svg:title>
          </draw:frame>
          <draw:frame draw:style-name="gr24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塩素 (えんそ) - chlorine (Cl)</text:p>
              <text:p text:style-name="P1">塩分 (えんぶん) - salt</text:p>
              <text:p text:style-name="P1">塩化 (えんか) - chlorid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し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貨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加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果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芽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改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街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各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械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害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覚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完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REIGH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oods - propert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通貨 (つうか) - currency</text:p>
              <text:p text:style-name="P1">百貨店 (ひゃっかてん) - store</text:p>
              <text:p text:style-name="P1">外貨 (がいか) - foreign currenc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たから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HAPTER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esson - section - department - division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課題 (かだい) - subject</text:p>
              <text:p text:style-name="P1">課長 (かちょう) - section manager</text:p>
              <text:p text:style-name="P1">課税 (かぜい) - taxation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RUI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eward - carry out - achieve - complete - end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結果 (けっか) - result</text:p>
              <text:p text:style-name="P1">効果 (こうか) - effect</text:p>
              <text:p text:style-name="P1">果たす (はたす) - to accomplish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.たす　はた.す　-は.たす　は.て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D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ddition - increase - join - include - Canada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参加 (さんか) - participation</text:p>
              <text:p text:style-name="P1">加える (くわえる) - to append</text:p>
              <text:p text:style-name="P1">加盟 (かめい) - particip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くわ.える　くわ.わ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EFORMATI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hange - modify - mend - renew - examine - inspect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改革 (かいかく) - reform</text:p>
              <text:p text:style-name="P1">改正 (かいせい) - revision</text:p>
              <text:p text:style-name="P1">改善 (かいぜん) - betterm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らた.める　あらた.ま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U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prout - spear - germ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ガ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発芽 (はつが) - burgeoning</text:p>
              <text:p text:style-name="P1">麦芽 (ばくが) - malt</text:p>
              <text:p text:style-name="P1">新芽 (しんめ) - sprou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め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EAC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very - eith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各自 (かくじ) - individual</text:p>
              <text:p text:style-name="P1">各位 (かくい) - everyone</text:p>
              <text:p text:style-name="P1">各々 (おのおの) - each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おのおの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OULEVAR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treet - tow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ガイ　カ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街頭 (がいとう) - in the street</text:p>
              <text:p text:style-name="P1">市街 (しがい) - urban areas</text:p>
              <text:p text:style-name="P1">繁華街 (はんかがい) - business distric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まち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ARM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njur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ガ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被害 (ひがい) - damage</text:p>
              <text:p text:style-name="P1">障害 (しょうがい) - obstacle</text:p>
              <text:p text:style-name="P1">損害 (そんがい) - damage</text:p>
            </draw:text-box>
            <svg:title>examples</svg:title>
          </draw:frame>
          <draw:frame draw:style-name="gr21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NTRAPTIO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etter - machine - instrument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機械 (きかい) - machine</text:p>
              <text:p text:style-name="P1">機械化 (きかいか) - mechanization</text:p>
              <text:p text:style-name="P1">器械 (きかい) - machin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せ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ERFEC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ompletion - en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完全 (かんぜん) - perfection</text:p>
              <text:p text:style-name="P1">完成 (かんせい) - complete</text:p>
              <text:p text:style-name="P1">完投 (かんとう) - going the whole distance</text:p>
            </draw:text-box>
            <svg:title>examples</svg:title>
          </draw:frame>
          <draw:frame draw:style-name="gr21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MEMORIZ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earn - remember - awake - sober up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感覚 (かんかく) - sense</text:p>
              <text:p text:style-name="P1">覚える (おぼえる) - to remember</text:p>
              <text:p text:style-name="P1">発覚 (はっかく) - detec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ぼ.える　さ.ます　さ.める　さと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観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関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官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管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喜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旗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器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紀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NNECTI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arrier - gateway - involve - concern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関係 (かんけい) - relation</text:p>
              <text:p text:style-name="P1">機関 (からくり) - mechanism</text:p>
              <text:p text:style-name="P1">関係者 (かんけいしゃ) - authorized peopl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せき　-ぜき　かか.わる　からくり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OUTLOOK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ook - appearance - condition - view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観光 (かんこう) - sightseeing</text:p>
              <text:p text:style-name="P1">観測 (かんそく) - observation</text:p>
              <text:p text:style-name="P1">観客 (かんきゃく) - audie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み.る　しめ.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IP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ube - wind instrument - drunken talk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管理 (かんり) - control</text:p>
              <text:p text:style-name="P1">保管 (ほかん) - charge</text:p>
              <text:p text:style-name="P1">管理職 (かんりしょく) - managemen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くだ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UREAUCRA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he governmen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官邸 (かんてい) - official residence</text:p>
              <text:p text:style-name="P1">次官 (じかん) - vice-minister</text:p>
              <text:p text:style-name="P1">官僚 (かんりょう) - bureaucrat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EJOIC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ake pleasure i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喜ぶ (よろこぶ) - to be delighted</text:p>
              <text:p text:style-name="P1">喜び (よろこび) - joy</text:p>
              <text:p text:style-name="P1">喜劇 (きげき) - comed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ろこ.ぶ　よろこ.ば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ETI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equest - vow - wish - hop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願う (ねがう) - to desire</text:p>
              <text:p text:style-name="P1">願い (ねがい) - desire</text:p>
              <text:p text:style-name="P1">志願 (しがん) - aspir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ねが.う　-ねが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MECHANIS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pportunity - occasion - machine - airplan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機関 (からくり) - mechanism</text:p>
              <text:p text:style-name="P1">危機 (きき) - crisis</text:p>
              <text:p text:style-name="P1">機構 (きこう) - mechanism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はた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NATIONAL FLA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banner - standard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国旗 (こっき) - national flag</text:p>
              <text:p text:style-name="P1">旗揚げ (はたあげ) - raising an army</text:p>
              <text:p text:style-name="P1">旗印 (はたじるし) - banne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た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OP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eg - request - pray - beseech - Greec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　ケ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希望 (きぼう) - hope</text:p>
              <text:p text:style-name="P1">希薄 (きはく) - thin (e.g., air)</text:p>
              <text:p text:style-name="P1">希少 (きしょう) - scarc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れ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UTENSI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vessel - receptacle - implement - instrument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武器 (ぶき) - weapon</text:p>
              <text:p text:style-name="P1">核兵器 (かくへいき) - nuclear weapons</text:p>
              <text:p text:style-name="P1">機器 (きき) - machinery and tool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つわ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HRONICL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ccount - narrative - history - annals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世紀 (せいき) - century</text:p>
              <text:p text:style-name="P1">紀行 (きこう) - traveler's journal</text:p>
              <text:p text:style-name="P1">紀元前 (きげんぜん) - pre-era</text:p>
            </draw:text-box>
            <svg:title>examples</svg:title>
          </draw:frame>
          <draw:frame draw:style-name="gr21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EASONS</text:p>
            </draw:text-box>
            <svg:title>english</svg:title>
          </draw:frame>
          <draw:frame draw:style-name="gr24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季節 (きせつ) - season</text:p>
              <text:p text:style-name="P1">冬季 (とうき) - winter</text:p>
              <text:p text:style-name="P1">四季 (しき) - four seasons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求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泣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議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2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救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給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挙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共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協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漁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競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2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極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R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eep - moa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泣く (なく) - to cry</text:p>
              <text:p text:style-name="P1">泣き (なき) - weeping</text:p>
              <text:p text:style-name="P1">泣かす (なかす) - to make someone cr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な.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QUES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want - wish for - require - deman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ュウ　グ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求める (もとめる) - to seek</text:p>
              <text:p text:style-name="P1">要求 (ようきゅう) - demand</text:p>
              <text:p text:style-name="P1">請求 (せいきゅう) - claim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もと.め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ALVATIO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ave - help - rescue - reclaim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救済 (きゅうさい) - relief</text:p>
              <text:p text:style-name="P1">救援 (きゅうえん) - relief</text:p>
              <text:p text:style-name="P1">救う (すくう) - to rescue fro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く.う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DELIBERA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nsultation - debate - consideratio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ギ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会議 (かいぎ) - meeting</text:p>
              <text:p text:style-name="P1">協議 (きょうぎ) - conference</text:p>
              <text:p text:style-name="P1">審議 (しんぎ) - deliberation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AIS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lan - project - behavior - action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ョ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選挙 (せんきょ) - election</text:p>
              <text:p text:style-name="P1">挙げる (あげる) - to raise</text:p>
              <text:p text:style-name="P1">選挙戦 (せんきょせん) - election campaig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.げる　あ.がる　こぞ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ALAR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age - gift - allow - grant - bestow o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供給 (きょうきゅう) - supply</text:p>
              <text:p text:style-name="P1">支給 (しきゅう) - provision</text:p>
              <text:p text:style-name="P1">給与 (きゅうよ) - pa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ま.う　たも.う　-たま.え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CO-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ooperat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協力 (きょうりょく) - cooperation</text:p>
              <text:p text:style-name="P1">協議 (きょうぎ) - conference</text:p>
              <text:p text:style-name="P1">協会 (きょうかい) - association</text:p>
            </draw:text-box>
            <svg:title>examples</svg:title>
          </draw:frame>
          <draw:frame draw:style-name="gr21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OGETHE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both - neither - all - and - alike - with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共同 (きょうどう) - doing together (as equals)</text:p>
              <text:p text:style-name="P1">共和国 (きょうわこく) - republic</text:p>
              <text:p text:style-name="P1">共産党 (きょうさんとう) - Communist Part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とも　とも.に　-ども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MULAT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mpete with - bid - sell at auction - bout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ョウ　ケ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競争 (きょうそう) - competition</text:p>
              <text:p text:style-name="P1">競技 (きょうぎ) - game</text:p>
              <text:p text:style-name="P1">競馬 (けいば) - horse rac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きそ.う　せ.る　くら.べ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ISHING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ishery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ギョ　リ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漁業 (ぎょぎょう) - fishing (industry)</text:p>
              <text:p text:style-name="P1">漁船 (ぎょせん) - fishing boat</text:p>
              <text:p text:style-name="P1">漁協 (ぎょきょう) - fishery cooperativ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さ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OLE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ettlement - conclusion - end - highest rank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ョク　ゴ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積極的 (せっきょくてき) - assertive</text:p>
              <text:p text:style-name="P1">極めて (きわめて) - exceedingly</text:p>
              <text:p text:style-name="P1">積極 (せっきょく) - positiv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きわ.める　きわ.まる　きわ.まり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MIRROR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speculum - barrel-head - round rice-cake offer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ョウ　ケ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望遠鏡 (ぼうえんきょう) - telescope</text:p>
              <text:p text:style-name="P1">眼鏡 (がんきょう) - spectacles</text:p>
              <text:p text:style-name="P1">顕微鏡 (けんびきょう) - microscop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が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郡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型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訓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軍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径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景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結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健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欠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建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験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OUL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ype - mode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大型 (おおがた) - large</text:p>
              <text:p text:style-name="P1">小型 (こがた) - small size</text:p>
              <text:p text:style-name="P1">新型 (しんがた) - new styl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た　-がた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UNT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istric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グン</text:p>
            </draw:text-box>
            <svg:title>onyomi</svg:title>
          </draw:frame>
          <draw:frame draw:style-name="gr17" draw:text-style-name="P1" draw:layer="layout" svg:width="8.928cm" svg:height="0.96cm" svg:x="10.807cm" svg:y="8.871cm">
            <draw:text-box>
              <text:p text:style-name="P1">郡部 (ぐんぶ) - rural district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こお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RM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orce - troops - war - battl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グ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軍事 (ぐんじ) - military affairs</text:p>
              <text:p text:style-name="P1">軍縮 (ぐんしゅく) - disarmament</text:p>
              <text:p text:style-name="P1">海軍 (かいぐん) - navy</text:p>
            </draw:text-box>
            <svg:title>examples</svg:title>
          </draw:frame>
          <draw:frame draw:style-name="gr21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STRUC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Japanese character reading - explanation - rea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クン　キ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訓練 (くんれん) - practice</text:p>
              <text:p text:style-name="P1">教訓 (きょうくん) - lesson</text:p>
              <text:p text:style-name="P1">訓示 (くんじ) - instruc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し.える　よ.む　くん.ず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CENER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view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景気 (けいき) - condition</text:p>
              <text:p text:style-name="P1">背景 (はいけい) - background</text:p>
              <text:p text:style-name="P1">風景 (ふうけい) - scenery</text:p>
            </draw:text-box>
            <svg:title>examples</svg:title>
          </draw:frame>
          <draw:frame draw:style-name="gr21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IAMET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ath - metho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直径 (ちょっけい) - diameter</text:p>
              <text:p text:style-name="P1">半径 (はんけい) - radius</text:p>
              <text:p text:style-name="P1">口径 (こうけい) - apertur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みち　こみち　さしわたし　ただちに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HEALTH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ealth - strength - persistenc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健康 (けんこう) - health</text:p>
              <text:p text:style-name="P1">保健 (ほけん) - health preservation</text:p>
              <text:p text:style-name="P1">健全 (けんぜん) - health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すこ.や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I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bind - contract - join - organize - do up hair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ケツ　ケチ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結果 (けっか) - result</text:p>
              <text:p text:style-name="P1">結婚 (けっこん) - marriage</text:p>
              <text:p text:style-name="P1">結成 (けっせい) - form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むす.ぶ　ゆ.う　ゆ.わえ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ACK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ap - fail - yawning radical (no. 76)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ケツ　ケ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欠く (かく) - to lack</text:p>
              <text:p text:style-name="P1">不可欠 (ふかけつ) - indispensable</text:p>
              <text:p text:style-name="P1">欠ける (かける) - to be chippe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.ける　か.く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TECHNIQU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rt - craft - performance - acting - trick - stunt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ゲイ　ウ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芸術 (げいじゅつ) - art</text:p>
              <text:p text:style-name="P1">芸能 (げいのう) - public entertainment</text:p>
              <text:p text:style-name="P1">文芸 (ぶんげい) - literatur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.える　のり　わざ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VERIFICA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ffect - testing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ン　ゲ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経験 (けいけん) - experience</text:p>
              <text:p text:style-name="P1">実験 (じっけん) - experiment</text:p>
              <text:p text:style-name="P1">体験 (たいけん) - personal experien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かし　しるし　ため.す　ため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UILD</text:p>
            </draw:text-box>
            <svg:title>english</svg:title>
          </draw:frame>
          <draw:frame draw:style-name="gr24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ン　コ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建設 (けんせつ) - construction</text:p>
              <text:p text:style-name="P1">再建 (さいけん) - rebuilding</text:p>
              <text:p text:style-name="P1">建築 (けんちく) - construc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.てる　た.て　-だ.て　た.つ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好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固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候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康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航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最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菜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差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材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昨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O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leasing - like someth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好き (すき) - liking</text:p>
              <text:p text:style-name="P1">友好 (ゆうこう) - friendship</text:p>
              <text:p text:style-name="P1">好調 (こうちょう) - favorabl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の.む　す.く　よ.い　い.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CHIEVEMEN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merits - success - honor - cred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ウ　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成功 (せいこう) - success</text:p>
              <text:p text:style-name="P1">功績 (こうせき) - achievements</text:p>
              <text:p text:style-name="P1">功労 (こうろう) - meritorious dee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さ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LIMA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eason - weath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候補 (こうほ) - candidate</text:p>
              <text:p text:style-name="P1">立候補 (りっこうほ) - announcing candidacy</text:p>
              <text:p text:style-name="P1">気候 (きこう) - climat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そうろう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HARDE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et - clot - curdl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固める (かためる) - to harden</text:p>
              <text:p text:style-name="P1">固まる (かたまる) - to harden</text:p>
              <text:p text:style-name="P1">固定 (こてい) - fix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た.める　かた.まる　かた.まり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NAVIGAT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ail - cruise - fl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航空 (こうくう) - aviation</text:p>
              <text:p text:style-name="P1">航空機 (こうくうき) - aircraft</text:p>
              <text:p text:style-name="P1">難航 (なんこう) - difficult voyage</text:p>
            </draw:text-box>
            <svg:title>examples</svg:title>
          </draw:frame>
          <draw:frame draw:style-name="gr21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AS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eac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健康 (けんこう) - health</text:p>
              <text:p text:style-name="P1">小康 (しょうこう) - lull</text:p>
              <text:p text:style-name="P1">不健康 (ふけんこう) - poor health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VEGETABL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ide dish - green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野菜 (やさい) - vegetable</text:p>
              <text:p text:style-name="P1">山菜 (さんさい) - edible wild plants</text:p>
              <text:p text:style-name="P1">菜園 (さいえん) - vegetable garde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UTMOST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most - extrem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イ　シュ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最高 (さいこう) - highest</text:p>
              <text:p text:style-name="P1">最大 (さいだい) - greatest</text:p>
              <text:p text:style-name="P1">最近 (さいきん) - most rec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もっと.も　つ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ISTINC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ifference - variation - discrepancy - margin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サ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差別 (さべつ) - discrimination</text:p>
              <text:p text:style-name="P1">格差 (かくさ) - qualitative difference</text:p>
              <text:p text:style-name="P1">点差 (てんさ) - point sprea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さ.す　さ.し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REVELATIO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ell - inform - announc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コ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被告 (ひこく) - defendant</text:p>
              <text:p text:style-name="P1">報告 (ほうこく) - report</text:p>
              <text:p text:style-name="P1">告別 (こくべつ) - farewell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つ.げ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YESTERDA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eviou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サ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昨年 (さくねん) - last year</text:p>
              <text:p text:style-name="P1">一昨年 (いっさくねん) - year before last</text:p>
              <text:p text:style-name="P1">昨秋 (さくしゅう) - autumn of last year</text:p>
            </draw:text-box>
            <svg:title>examples</svg:title>
          </draw:frame>
          <draw:frame draw:style-name="gr21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LUMBER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og - timber - wood - talen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ザ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材料 (ざいりょう) - ingredients</text:p>
              <text:p text:style-name="P1">人材 (じんさい) - man of talent</text:p>
              <text:p text:style-name="P1">素材 (そざい) - raw materials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札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殺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刷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参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散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司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史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産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士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氏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KILL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urder - butcher - slice off - split - diminish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サツ　サイ　セ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殺人 (さつじん) - murder</text:p>
              <text:p text:style-name="P1">殺す (ころす) - to kill</text:p>
              <text:p text:style-name="P1">殺害 (さつがい) - kill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ろ.す　-ごろ.し　そ.ぐ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TAG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aper money - counter for bonds - placard - bi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サ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札幌 (さっぽろ) - Sapporo (city)</text:p>
              <text:p text:style-name="P1">入札 (にゅうさつ) - bid</text:p>
              <text:p text:style-name="P1">切り札 (きりふだ) - trump car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ふだ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GUES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resume - surmise - judge - understan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サ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警察 (けいさつ) - police</text:p>
              <text:p text:style-name="P1">査察 (ささつ) - inspection (for compliance)</text:p>
              <text:p text:style-name="P1">検察 (けんさつ) - examination</text:p>
            </draw:text-box>
            <svg:title>examples</svg:title>
          </draw:frame>
          <draw:frame draw:style-name="gr21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RINTING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rin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印刷 (いんさつ) - printing</text:p>
              <text:p text:style-name="P1">刷新 (さっしん) - reform</text:p>
              <text:p text:style-name="P1">増刷 (ぞうさつ) - additional print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す.る　-ず.り　-ずり　は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CATT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disperse - spend - squande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サ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解散 (かいさん) - breakup</text:p>
              <text:p text:style-name="P1">拡散 (かくさん) - scattering</text:p>
              <text:p text:style-name="P1">分散 (ぶんさん) - dispers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ち.る　ち.らす　-ち.らす　ち.らかす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NONPLUSSE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hree - going - coming - visiting - visit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サン　シ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参加 (さんか) - participation</text:p>
              <text:p text:style-name="P1">参院 (さんいん) - House of Councillors</text:p>
              <text:p text:style-name="P1">参考 (さんこう) - refere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い.る　まい-　まじわる　みつ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HISTOR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hronicl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歴史 (れきし) - history</text:p>
              <text:p text:style-name="P1">史上 (しじょう) - historical</text:p>
              <text:p text:style-name="P1">歴史的 (れきしてき) - historic</text:p>
            </draw:text-box>
            <svg:title>examples</svg:title>
          </draw:frame>
          <draw:frame draw:style-name="gr21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IRECTO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official - govt office - rule - administe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司令官 (しれいかん) - commandant</text:p>
              <text:p text:style-name="P1">司法 (しほう) - administration of justice</text:p>
              <text:p text:style-name="P1">上司 (じょうし) - superior authoritie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つかさど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EMAIND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leftover - balanc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ザン　サ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残る (のこる) - to remain</text:p>
              <text:p text:style-name="P1">残す (のこす) - to leave (behind, over)</text:p>
              <text:p text:style-name="P1">残念 (ざんねん) - deplorabl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のこ.る　のこ.す　そこな.う　のこ.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RODUCT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ar - give birth - yield - childbirth - native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サ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生産 (せいさん) - production</text:p>
              <text:p text:style-name="P1">産業 (さんぎょう) - industry</text:p>
              <text:p text:style-name="P1">共産党 (きょうさんとう) - Communist Part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.む　う.まれる　うぶ-　む.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AMILY NAM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urname - cla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同氏 (どうし) - the said person</text:p>
              <text:p text:style-name="P1">氏名 (しめい) - full name</text:p>
              <text:p text:style-name="P1">両氏 (りょうし) - both person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うじ　-うじ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GENTLEMAN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samurai - samurai radical (no. 33)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弁護士 (べんごし) - lawyer</text:p>
              <text:p text:style-name="P1">同士 (どうし) - fellow</text:p>
              <text:p text:style-name="P1">兵士 (へいし) - soldier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辞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試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児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失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借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祝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順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種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初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唱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SIG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ord - term - expressio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辞任 (じにん) - to resign</text:p>
              <text:p text:style-name="P1">辞職 (じしょく) - resignation</text:p>
              <text:p text:style-name="P1">辞める (やめる) - to resig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や.める　いな.む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IG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e at peace - calm down - subdue - quell - govt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　チ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政治 (せいじ) - politics</text:p>
              <text:p text:style-name="P1">政治家 (せいじか) - politician</text:p>
              <text:p text:style-name="P1">治療 (ちりょう) - medical treatmen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さ.める　おさ.まる　なお.る　なお.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NEWBORN BAB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ild - young of animal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　ニ　ゲ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児童 (じどう) - children</text:p>
              <text:p text:style-name="P1">育児 (いくじ) - childcare</text:p>
              <text:p text:style-name="P1">孤児 (こじ) - orpha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こ　-こ　-っこ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TES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ry - attempt - experiment - ordea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試合 (しあい) - match</text:p>
              <text:p text:style-name="P1">試験 (しけん) - examination</text:p>
              <text:p text:style-name="P1">入試 (にゅうし) - entrance examin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こころ.みる　ため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ORROW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n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ャ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借りる (かりる) - to borrow</text:p>
              <text:p text:style-name="P1">借金 (しゃっきん) - debt</text:p>
              <text:p text:style-name="P1">借入金 (かりいれきん) - loa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.り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OS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error - fault - disadvantage - los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失う (うしなう) - to lose</text:p>
              <text:p text:style-name="P1">失敗 (しっぱい) - failure</text:p>
              <text:p text:style-name="P1">損失 (そんしつ) - loss (e.g., assets or profits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しな.う　う.せ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OBE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rder - turn - right - docility - occas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ュ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順調 (じゅんちょう) - favorable</text:p>
              <text:p text:style-name="P1">順位 (じゅんい) - order</text:p>
              <text:p text:style-name="P1">順守 (じゅんしゅ) - compliance</text:p>
            </draw:text-box>
            <svg:title>examples</svg:title>
          </draw:frame>
          <draw:frame draw:style-name="gr21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ELEBRAT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ngratulat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ュク　シ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祝う (いわう) - to congratulate</text:p>
              <text:p text:style-name="P1">祝い (いわい) - congratulation</text:p>
              <text:p text:style-name="P1">祝日 (しゅくじつ) - national holida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わ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IRCUMFERENC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ircuit - lap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周辺 (しゅうへん) - circumference</text:p>
              <text:p text:style-name="P1">周年 (しゅうねん) - whole year</text:p>
              <text:p text:style-name="P1">周囲 (しゅうい) - surrounding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わ.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PECIE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kind - class - variety - seed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種類 (しゅるい) - variety</text:p>
              <text:p text:style-name="P1">種目 (しゅもく) - event</text:p>
              <text:p text:style-name="P1">人種 (じんしゅ) - race (of people)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ね　-ぐさ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HAN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cite - call upon - yel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提唱 (ていしょう) - advocacy</text:p>
              <text:p text:style-name="P1">唱える (となえる) - to recite</text:p>
              <text:p text:style-name="P1">合唱 (がっしょう) - choru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とな.え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FIRST TIM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eginn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初めて (はじめて) - for the first time</text:p>
              <text:p text:style-name="P1">最初 (さいしょ) - beginning</text:p>
              <text:p text:style-name="P1">当初 (とうしょ) - at firs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じ.め　はじ.めて　はつ　はつ-　うい-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照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省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松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焼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笑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象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臣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成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賞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信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清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静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OCU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overnment ministry - conserv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同省 (どうしょう) - the said ministry</text:p>
              <text:p text:style-name="P1">反省 (はんせい) - reflection</text:p>
              <text:p text:style-name="P1">運輸省 (うんゆしょう) - Ministry of Transpor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えり.みる　はぶ.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ILLUMIN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hine - compare - bashfu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対照的 (たいしょうてき) - contrastive</text:p>
              <text:p text:style-name="P1">照明 (しょうめい) - illumination</text:p>
              <text:p text:style-name="P1">参照 (さんしょう) - refere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て.る　て.らす　て.れ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AK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urning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焼く (やく) - to bake</text:p>
              <text:p text:style-name="P1">焼き (やき) - cooking, esp. frying or stir-frying</text:p>
              <text:p text:style-name="P1">燃焼 (ねんしょう) - burning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.く　や.き　や.き-　-や.き　や.け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INE TREE</text:p>
            </draw:text-box>
            <svg:title>english</svg:title>
          </draw:frame>
          <draw:frame draw:style-name="gr27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小松 (こまつ) - small pine</text:p>
              <text:p text:style-name="P1">浜松 (はままつ) - Hamamatsu (city)</text:p>
              <text:p text:style-name="P1">松原 (まつばら) - pine grov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LEPHA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attern after - imitate - image - shap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ョウ　ゾ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対象 (たいしょう) - target</text:p>
              <text:p text:style-name="P1">印象 (いんしょう) - impression</text:p>
              <text:p text:style-name="P1">現象 (げんしょう) - phenomen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たど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AUGH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笑う (わらう) - to laugh</text:p>
              <text:p text:style-name="P1">笑顔 (えがお) - smiling face</text:p>
              <text:p text:style-name="P1">笑い (わらい) - laug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わら.う　え.む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URN INTO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come - get - grow - elapse - reac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イ　ジ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成立 (せいりつ) - coming into existence</text:p>
              <text:p text:style-name="P1">成長 (せいちょう) - growth</text:p>
              <text:p text:style-name="P1">成功 (せいこう) - succes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.る　な.す　-な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RETAINE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ubjec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ン　ジ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大臣 (おとど) - nobleman's residence</text:p>
              <text:p text:style-name="P1">忠臣 (ちゅうしん) - loyal retainer</text:p>
              <text:p text:style-name="P1">家臣 (かしん) - vassal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IT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ruth - fidelity - trust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通信 (つうしん) - correspondence</text:p>
              <text:p text:style-name="P1">自信 (じしん) - self-confidence</text:p>
              <text:p text:style-name="P1">信頼 (しんらい) - reliance</text:p>
            </draw:text-box>
            <svg:title>examples</svg:title>
          </draw:frame>
          <draw:frame draw:style-name="gr21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RIZ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ward - prais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受賞 (じゅしょう) - winning (a prize)</text:p>
              <text:p text:style-name="P1">賞金 (しょうきん) - prize</text:p>
              <text:p text:style-name="P1">大賞 (たいしょう) - big priz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ほ.め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QUIET</text:p>
            </draw:text-box>
            <svg:title>english</svg:title>
          </draw:frame>
          <draw:frame draw:style-name="gr28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イ　ジ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静岡 (しずおか) - Shizuoka (city)</text:p>
              <text:p text:style-name="P1">静か (しずか) - quiet</text:p>
              <text:p text:style-name="P1">冷静 (れいせい) - calm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しず-　しず.か　しず.まる　しず.め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UR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purify - cleanse - exorcise - Manchu dynast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イ　ショウ　シ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清水 (きよみず) - spring water</text:p>
              <text:p text:style-name="P1">清算 (せいさん) - liquidation</text:p>
              <text:p text:style-name="P1">清掃 (せいそう) - clean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きよ.い　きよ.まる　きよ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折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節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積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説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戦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然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倉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浅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選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争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NOD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eason - period - occasion - verse - claus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ツ　セチ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季節 (きせつ) - season</text:p>
              <text:p text:style-name="P1">節約 (せつやく) - economizing</text:p>
              <text:p text:style-name="P1">節目 (ふしめ) - turning poin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ふし　-ぶし　のっと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OL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reak - fracture - bend - yield - subm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折衝 (せっしょう) - negotiation</text:p>
              <text:p text:style-name="P1">骨折 (こっせつ) - bone fracture</text:p>
              <text:p text:style-name="P1">折る (おる) - to break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.る　おり　お.り　-お.り　お.れ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VOLUM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roduct (x*y) - acreage - contents - pile up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キ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積極的 (せっきょくてき) - assertive</text:p>
              <text:p text:style-name="P1">積極 (せっきょく) - positive</text:p>
              <text:p text:style-name="P1">面積 (めんせき) - area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.む　-づ.み　つ.もる　つ.も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EA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at - occasion - pla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出席 (しゅっせき) - attendance</text:p>
              <text:p text:style-name="P1">議席 (ぎせき) - parliamentary seat</text:p>
              <text:p text:style-name="P1">主席 (しゅせき) - head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むしろ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A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attle - match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戦争 (せんそう) - war</text:p>
              <text:p text:style-name="P1">戦後 (せんご) - postwar period</text:p>
              <text:p text:style-name="P1">戦略 (せんりゃく) - strateg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いくさ　たたか.う　おのの.く　そよ.ぐ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UMO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opinion - theor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ツ　ゼ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説明 (せつめい) - explanation</text:p>
              <text:p text:style-name="P1">演説 (えんぜつ) - speech</text:p>
              <text:p text:style-name="P1">小説 (しょうせつ) - novel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.く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GODOW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warehouse - storehouse - cellar - treasur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倉庫 (そうこ) - storehouse</text:p>
              <text:p text:style-name="P1">倉敷 (くらしき) - storage charges</text:p>
              <text:p text:style-name="P1">米倉 (こめぐら) - rice granar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くら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ORT OF THIN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o - if so - in that case - well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ゼン　ネ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自然 (しぜん) - nature</text:p>
              <text:p text:style-name="P1">当然 (とうぜん) - natural</text:p>
              <text:p text:style-name="P1">突然 (とつぜん) - abrup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しか　しか.り　しか.し　さ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LEC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elect - choose - pref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選挙 (せんきょ) - election</text:p>
              <text:p text:style-name="P1">選手 (せんしゅ) - player (in game)</text:p>
              <text:p text:style-name="P1">選ぶ (えらぶ) - to choos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えら.ぶ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HALLOW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uperficial - frivolous - wretched - shameful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浅い (あさい) - shallow</text:p>
              <text:p text:style-name="P1">浅見 (せんけん) - shallow view</text:p>
              <text:p text:style-name="P1">浅瀬 (あさせ) - shoal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さ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NTEN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ispute - argu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戦争 (せんそう) - war</text:p>
              <text:p text:style-name="P1">競争 (きょうそう) - competition</text:p>
              <text:p text:style-name="P1">紛争 (ふんそう) - disput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らそ.う　いか.で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NEST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rookery - hive - cobweb - de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古巣 (ふるす) - old haunts</text:p>
              <text:p text:style-name="P1">巣立つ (すだつ) - to leave the nest</text:p>
              <text:p text:style-name="P1">卵巣 (らんそう) - ovar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す　す.く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続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卒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側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孫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帯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単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置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達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仲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貯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GRADUA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oldier - private - di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ツ　シュ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卒業 (そつぎょう) - graduation</text:p>
              <text:p text:style-name="P1">大卒 (だいそつ) - university graduate</text:p>
              <text:p text:style-name="P1">高卒 (こうそつ) - high school graduat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そっ.する　お.える　お.わる　ついに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NTINU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ries - seque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ゾク　ショク　コウ　キ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続く (つづく) - to continue</text:p>
              <text:p text:style-name="P1">続ける (つづける) - to continue</text:p>
              <text:p text:style-name="P1">連続 (れんぞく) - serial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づ.く　つづ.ける　つぐ.な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UND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heaf - ream - tie in bundles - govern - manage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約束 (やくそく) - arrangement</text:p>
              <text:p text:style-name="P1">拘束 (こうそく) - restriction</text:p>
              <text:p text:style-name="P1">結束 (けっそく) - un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ば　たば.ねる　つか　つか.ね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I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lean - oppose - regre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西側 (にしがわ) - west side</text:p>
              <text:p text:style-name="P1">米側 (べいがわ) - American position</text:p>
              <text:p text:style-name="P1">側面 (そくめん) - sid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わ　がわ　そば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AS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elt - obi - zone - reg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世帯 (しょたい) - household</text:p>
              <text:p text:style-name="P1">地帯 (ちたい) - area</text:p>
              <text:p text:style-name="P1">熱帯 (ねったい) - tropic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.びる　おび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GRANDCHIL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escendant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子孫 (しそん) - descendants</text:p>
              <text:p text:style-name="P1">孫娘 (まごむすめ) - granddaughter</text:p>
              <text:p text:style-name="P1">ひ孫 (ひいまご) - great-grandchil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ご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PLACEMEN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ut - set - deposit - leave behind - keep - employ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措置 (そち) - measure</text:p>
              <text:p text:style-name="P1">設置 (せっち) - establishment</text:p>
              <text:p text:style-name="P1">置く (おく) - to pu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お.く　-お.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IMPL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one - single - merel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簡単 (かんたん) - simple</text:p>
              <text:p text:style-name="P1">単位 (たんい) - unit</text:p>
              <text:p text:style-name="P1">単独 (たんどく) - sol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とえ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CCOMPLISHE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each - arrive - attai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タツ　ダ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達す (たっす) - to reach</text:p>
              <text:p text:style-name="P1">達成 (たっせい) - achievement</text:p>
              <text:p text:style-name="P1">調達 (ちょうたつ) - suppl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-たち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REGIMEN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arty - company - squad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タ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自衛隊 (じえいたい) - self-defense force</text:p>
              <text:p text:style-name="P1">部隊 (ぶたい) - force</text:p>
              <text:p text:style-name="P1">隊員 (たいいん) - group members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AVING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tore - lay in - keep - wear mustach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チョ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貯金 (ちょきん) - savings</text:p>
              <text:p text:style-name="P1">貯蓄 (ちょちく) - savings</text:p>
              <text:p text:style-name="P1">貯蔵 (ちょぞう) - storag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.める　たくわ.え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GO-BETWEEN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relationship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仲間 (ちゅうげん) - samurai's attendant</text:p>
              <text:p text:style-name="P1">仲介 (ちゅうかい) - agency</text:p>
              <text:p text:style-name="P1">仲良く (なかよく) - making friends with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な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低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停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兆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底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的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徒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努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伝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灯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AL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opp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テ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停止 (ていし) - suspension</text:p>
              <text:p text:style-name="P1">停戦 (ていせん) - armistice</text:p>
              <text:p text:style-name="P1">調停 (ちょうてい) - arbitra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と.める　と.ま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LOWER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hort - humbl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テ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低下 (ていか) - fall</text:p>
              <text:p text:style-name="P1">最低 (さいてい) - least</text:p>
              <text:p text:style-name="P1">低迷 (ていめい) - hanging low (over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ひく.い　ひく.める　ひく.ま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INTESTINE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guts - bowels - viscera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大腸 (おおわた) - large intestine</text:p>
              <text:p text:style-name="P1">胃腸 (いちょう) - stomach</text:p>
              <text:p text:style-name="P1">直腸 (ちょくちょう) - rectu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らわた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ORTEN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10**12 - trillion - sign - omen - symptom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兆し (きざし) - signs</text:p>
              <text:p text:style-name="P1">兆候 (ちょうこう) - sign</text:p>
              <text:p text:style-name="P1">前兆 (ぜんちょう) - ome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きざ.す　きざ.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ULL'S EY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ark - target - object - adjective ending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テ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目的 (もくてき) - purpose</text:p>
              <text:p text:style-name="P1">具体的 (ぐたいてき) - concrete</text:p>
              <text:p text:style-name="P1">積極的 (せっきょくてき) - assertiv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と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OTTOM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ole - depth - bottom price - base - kind - sor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テ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徹底 (てってい) - thoroughness</text:p>
              <text:p text:style-name="P1">海底 (かいてい) - bottom of the ocean</text:p>
              <text:p text:style-name="P1">根底 (こんてい) - roo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そこ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OI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iligent - as much as possibl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ド</text:p>
            </draw:text-box>
            <svg:title>onyomi</svg:title>
          </draw:frame>
          <draw:frame draw:style-name="gr12" draw:text-style-name="P1" draw:layer="layout" svg:width="8.929cm" svg:height="0.96cm" svg:x="1.309cm" svg:y="22.72cm">
            <draw:text-box>
              <text:p text:style-name="P1">努力 (どりょく) - great effort</text:p>
              <text:p text:style-name="P1">努める (つとめる) - to endeavo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つと.め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JUNIO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mptiness - vanity - futility - uselessness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生徒 (せいと) - pupil</text:p>
              <text:p text:style-name="P1">教徒 (きょうと) - believer</text:p>
              <text:p text:style-name="P1">徒歩 (とほ) - walking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たずら　あだ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RANSMI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o along - walk along - follow - report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デン　テ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伝える (つたえる) - to convey</text:p>
              <text:p text:style-name="P1">伝統 (でんとう) - tradition</text:p>
              <text:p text:style-name="P1">遺伝子 (いでんし) - gen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つた.わる　つた.える　つた.う　つだ.う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D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eremony - law - rul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テン　デ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式典 (しきてん) - ceremony</text:p>
              <text:p text:style-name="P1">古典 (こてん) - old book</text:p>
              <text:p text:style-name="P1">典型 (てんけい) - type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OR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kokuji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ドウ　リュク　リキ　ロク　リョ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働く (はたらく) - to work</text:p>
              <text:p text:style-name="P1">労働 (ろうどう) - manual labor</text:p>
              <text:p text:style-name="P1">労働者 (ろうどうしゃ) - labor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はたら.く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LAMP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a light - light - counter for light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灯油 (とうゆ) - lamp oil</text:p>
              <text:p text:style-name="P1">点灯 (てんとう) - lighting (a lamp)</text:p>
              <text:p text:style-name="P1">電灯 (でんとう) - electric ligh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　ほ-　ともしび　とも.す　あか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特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毒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堂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得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熱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念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博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飯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敗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梅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費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飛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OIS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virus - venom - germ - harm - injury - spit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ド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中毒 (ちゅうどく) - poisoning</text:p>
              <text:p text:style-name="P1">毒性 (どくせい) - toxicity</text:p>
              <text:p text:style-name="P1">気の毒 (きのどく) - pitiful</text:p>
            </draw:text-box>
            <svg:title>examples</svg:title>
          </draw:frame>
          <draw:frame draw:style-name="gr21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PECIAL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ト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特別 (とくべつ) - special</text:p>
              <text:p text:style-name="P1">特に (とくに) - particularly</text:p>
              <text:p text:style-name="P1">特徴 (とくちょう) - feature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GAI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get - find - earn - acquire - can - may - able to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ト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得る (うる) - to be able to ...</text:p>
              <text:p text:style-name="P1">獲得 (かくとく) - acquisition</text:p>
              <text:p text:style-name="P1">所得 (しょとく) - incom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え.る　う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UBLIC CHAMB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al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食堂 (しょくどう) - dining room</text:p>
              <text:p text:style-name="P1">講堂 (こうどう) - auditorium</text:p>
              <text:p text:style-name="P1">公会堂 (こうかいどう) - town hall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IS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ense - idea - thought - feeling - desir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ネ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記念 (きねん) - commemoration</text:p>
              <text:p text:style-name="P1">懸念 (けねん) - worry</text:p>
              <text:p text:style-name="P1">残念 (ざんねん) - deplorable</text:p>
            </draw:text-box>
            <svg:title>examples</svg:title>
          </draw:frame>
          <draw:frame draw:style-name="gr21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HEA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emperature - fever - mania - passio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ネ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熱い (あつい) - hot (thing)</text:p>
              <text:p text:style-name="P1">熱心 (ねっしん) - zeal</text:p>
              <text:p text:style-name="P1">熱帯 (ねったい) - tropic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つ.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MEA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oiled ric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ハ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米飯 (べいはん) - cooked rice</text:p>
              <text:p text:style-name="P1">炊飯器 (すいはんき) - rice cooker</text:p>
              <text:p text:style-name="P1">大飯 (おおめし) - large mea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めし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R.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mmand - esteem - win acclaim - PhD. - exposition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ハク　バ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博士 (はかせ) - doctorate</text:p>
              <text:p text:style-name="P1">博物館 (はくぶつかん) - museum</text:p>
              <text:p text:style-name="P1">博覧会 (はくらんかい) - fair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LUM</text:p>
            </draw:text-box>
            <svg:title>english</svg:title>
          </draw:frame>
          <draw:frame draw:style-name="gr28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青梅 (あおうめ) - unripe plum</text:p>
              <text:p text:style-name="P1">梅雨 (つゆ) - rainy season</text:p>
              <text:p text:style-name="P1">梅干し (うめぼし) - dried plum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うめ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AILUR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efeat - reversal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失敗 (しっぱい) - failure</text:p>
              <text:p text:style-name="P1">腐敗 (ふはい) - decay</text:p>
              <text:p text:style-name="P1">敗れる (やぶれる) - to be defeate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やぶ.れ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L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kip (pages) - scatte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飛ぶ (とぶ) - to jump</text:p>
              <text:p text:style-name="P1">飛行 (ひこう) - aviation</text:p>
              <text:p text:style-name="P1">飛行機 (ひこうき) - airplan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と.ぶ　と.ばす　-と.ば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XPENS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cost - spend - consume - wast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消費 (しょうひ) - consumption</text:p>
              <text:p text:style-name="P1">消費者 (しょうひしゃ) - consumer</text:p>
              <text:p text:style-name="P1">費用 (ひよう) - cos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い.やす　つい.え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票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標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夫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粉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兵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府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別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変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NEGATIV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non- - bad - ugly - clums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　ブ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不足 (ふそく) - insufficiency</text:p>
              <text:p text:style-name="P1">不安 (ふあん) - anxiety</text:p>
              <text:p text:style-name="P1">不況 (ふきょう) - recession</text:p>
            </draw:text-box>
            <svg:title>examples</svg:title>
          </draw:frame>
          <draw:frame draw:style-name="gr21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ALLO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abel - ticket - sig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ヒ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投票 (とうひょう) - voting</text:p>
              <text:p text:style-name="P1">開票 (かいひょう) - counting ballots</text:p>
              <text:p text:style-name="P1">得票 (とくひょう) - number of votes polled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IGNPOS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eal - mark - stamp - imprint - symbol - emblem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ヒ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目標 (めじるし) - mark</text:p>
              <text:p text:style-name="P1">標準 (ひょうじゅん) - standard</text:p>
              <text:p text:style-name="P1">指標 (しひょう) - index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しるべ　しるし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VARIABL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ertain - inevitabl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ヒ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必要 (ひつよう) - necessary</text:p>
              <text:p text:style-name="P1">必要性 (ひつようせい) - necessity</text:p>
              <text:p text:style-name="P1">必ず (かならず) - alway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なら.ず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USBAN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a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フ　フウ　ブ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夫人 (はしかし) - wife</text:p>
              <text:p text:style-name="P1">夫婦 (ふうふ) - married couple</text:p>
              <text:p text:style-name="P1">工夫 (くふう) - schem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っと　それ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ADHER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ttach - refer to - appen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付近 (ふきん) - neighborhood</text:p>
              <text:p text:style-name="P1">寄付 (きふ) - contribution</text:p>
              <text:p text:style-name="P1">付ける (つける) - to attac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つ.ける　-つ.ける　-づ.ける　つ.け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SOLDIE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rivate - troops - army - warfare - strategy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ヘイ　ヒ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核兵器 (かくへいき) - nuclear weapons</text:p>
              <text:p text:style-name="P1">兵器 (へいき) - arms</text:p>
              <text:p text:style-name="P1">兵士 (へいし) - soldi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つわもの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LOU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owder - dus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フ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花粉 (かふん) - pollen</text:p>
              <text:p text:style-name="P1">小麦粉 (こむぎこ) - wheat flour</text:p>
              <text:p text:style-name="P1">花粉症 (かふんしょう) - hay feve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デシメートル　こ　こな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VICE-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uplicate - cop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副長 (ふくちょう) - deputy head</text:p>
              <text:p text:style-name="P1">副作用 (ふくさよう) - reaction</text:p>
              <text:p text:style-name="P1">副知事 (ふくちじ) - lieutenant governor</text:p>
            </draw:text-box>
            <svg:title>examples</svg:title>
          </draw:frame>
          <draw:frame draw:style-name="gr21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OROUG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urban prefecture - govt office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政府 (せいふ) - government</text:p>
              <text:p text:style-name="P1">府警 (ふけい) - prefectural police</text:p>
              <text:p text:style-name="P1">府中 (ふちゅう) - Fuchuu (in Tokyo)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UNUSUA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hange - stran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ヘ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変わる (かわる) - to change</text:p>
              <text:p text:style-name="P1">変化 (へんか) - change</text:p>
              <text:p text:style-name="P1">変える (かえる) - to chang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.わる　か.わり　か.え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EPARAT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ranch off - diverge - fork - another - extra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ベツ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特別 (とくべつ) - special</text:p>
              <text:p text:style-name="P1">告別 (こくべつ) - farewell</text:p>
              <text:p text:style-name="P1">差別 (さべつ) - discrimin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わか.れる　わ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包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法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辺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便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望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牧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未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脈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末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満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民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無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ETHO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law - rule - principle - model - syste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ホウ　ハッ　ホッ　フラ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法案 (ほうあん) - bill (law)</text:p>
              <text:p text:style-name="P1">憲法 (けんぽう) - constitution</text:p>
              <text:p text:style-name="P1">方法 (ほうほう) - metho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のり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RAP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ack up - cover - concea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ホ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包括 (ほうかつ) - inclusion</text:p>
              <text:p text:style-name="P1">包む (くるむ) - to wrap up</text:p>
              <text:p text:style-name="P1">包囲 (ほうい) - sieg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つ.む　くる.む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NVENIENCE</text:p>
            </draw:text-box>
            <svg:title>english</svg:title>
          </draw:frame>
          <draw:frame draw:style-name="gr28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ベン　ビ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郵便 (ゆうびん) - mail</text:p>
              <text:p text:style-name="P1">便利 (べんり) - convenient</text:p>
              <text:p text:style-name="P1">郵便局 (ゆうびんきょく) - post offic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よ.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NVIRON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oundary - border - vicinit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ヘ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周辺 (しゅうへん) - circumference</text:p>
              <text:p text:style-name="P1">身辺 (しんぺん) - one's person</text:p>
              <text:p text:style-name="P1">海辺 (うみべ) - beach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た.り　ほと.り　-べ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REE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are for - shepherd - feed - pastur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ボ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牧野 (ぼくや) - pasture land</text:p>
              <text:p text:style-name="P1">牧場 (ぼくじょう) - farm (livestock)</text:p>
              <text:p text:style-name="P1">牧師 (ぼくし) - pasto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き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AMBI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ull moon - hope - desire - aspire to - expec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ボウ　モ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希望 (きぼう) - hope</text:p>
              <text:p text:style-name="P1">望む (のぞむ) - to desire</text:p>
              <text:p text:style-name="P1">要望 (ようぼう) - demand fo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のぞ.む　もち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VEI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ulse - hop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ミャ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人脈 (じんみゃく) - personal connections</text:p>
              <text:p text:style-name="P1">動脈 (どうみゃく) - artery</text:p>
              <text:p text:style-name="P1">山脈 (さんみゃく) - mountain rang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すじ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UN-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ot yet - hitherto - still - even now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ミ　ビ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未明 (みめい) - early dawn</text:p>
              <text:p text:style-name="P1">未来 (みらい) - the future (usually distant)</text:p>
              <text:p text:style-name="P1">未満 (みまん) - less tha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ま.だ　ま.だ　ひつじ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UL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ullness - enough - satisf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マン　バ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不満 (ふまん) - dissatisfaction</text:p>
              <text:p text:style-name="P1">満足 (まんぞく) - satisfaction</text:p>
              <text:p text:style-name="P1">未満 (みまん) - less tha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.ちる　み.つ　み.たす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EN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lose - tip - powder - posterity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マツ　バ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月末 (げつまつ) - end of the month</text:p>
              <text:p text:style-name="P1">年末 (ねんまつ) - end-of-year</text:p>
              <text:p text:style-name="P1">週末 (しゅうまつ) - weeken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え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NOTHINGNES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none - ain't - nothing - nil - no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ム　ブ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無料 (むりょう) - free</text:p>
              <text:p text:style-name="P1">無理 (むり) - unreasonable</text:p>
              <text:p text:style-name="P1">無視 (むし) - disregar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な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EOPL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nation - subject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ミ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自民党 (じみんとう) - Liberal Democratic Party</text:p>
              <text:p text:style-name="P1">国民 (こくみん) - nation</text:p>
              <text:p text:style-name="P1">市民 (しみん) - citize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要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養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約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勇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浴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利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良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4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量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4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料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輪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4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類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4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OSTER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ring up - rear - develop - nurtu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ヨウ　リ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栄養 (えいよう) - nutrition</text:p>
              <text:p text:style-name="P1">養成 (ようせい) - training</text:p>
              <text:p text:style-name="P1">教養 (きょうよう) - cultur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やしな.う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NE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main point - essence - pivot - key to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必要 (ひつよう) - necessary</text:p>
              <text:p text:style-name="P1">要求 (ようきゅう) - demand</text:p>
              <text:p text:style-name="P1">重要 (じゅうよう) - importan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.る　かなめ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URAG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eer up - be in high spirits - bravery - heroism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ユ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勇気 (ゆうき) - courage</text:p>
              <text:p text:style-name="P1">勇退 (ゆうたい) - bowing out</text:p>
              <text:p text:style-name="P1">義勇 (ぎゆう) - herois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いさ.む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ROMIS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pproximately - shrin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ヤ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条約 (じょうやく) - treaty</text:p>
              <text:p text:style-name="P1">契約 (けいやく) - contract</text:p>
              <text:p text:style-name="P1">約束 (やくそく) - arrangem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づ.まる　つづ.める　つづま.や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OFI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dvantage - benefi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リ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利用 (りよう) - use</text:p>
              <text:p text:style-name="P1">金利 (きんり) - interest rates</text:p>
              <text:p text:style-name="P1">利益 (りえき) - profi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.く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ATH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 favored with - bask i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ヨ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浴びる (あびる) - to bathe</text:p>
              <text:p text:style-name="P1">入浴 (にゅうよく) - bathe</text:p>
              <text:p text:style-name="P1">浴室 (よくしつ) - bathroom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.びる　あ.びせ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QUANTIT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easure - weight - amount - consider - estimat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大量 (たいりょう) - large quantity</text:p>
              <text:p text:style-name="P1">重量 (じゅうりょう) - weight</text:p>
              <text:p text:style-name="P1">数量 (すうりょう) - quantit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はか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OO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easing - skilled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良い (いい) - good</text:p>
              <text:p text:style-name="P1">不良 (ふりょう) - badness</text:p>
              <text:p text:style-name="P1">改良 (かいりょう) - improvem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よ.い　-よ.い　い.い　-い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E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materials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資料 (しりょう) - materials</text:p>
              <text:p text:style-name="P1">料理 (りょうり) - cooking</text:p>
              <text:p text:style-name="P1">料金 (りょうきん) - fee</text:p>
            </draw:text-box>
            <svg:title>examples</svg:title>
          </draw:frame>
          <draw:frame draw:style-name="gr21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AN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ix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リク　ロ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陸上 (りくじょう) - land</text:p>
              <text:p text:style-name="P1">大陸 (たいりく) - continent</text:p>
              <text:p text:style-name="P1">上陸 (じょうりく) - land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OR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kind - variety - class - genu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ル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種類 (しゅるい) - variety</text:p>
              <text:p text:style-name="P1">人類 (じんるい) - mankind</text:p>
              <text:p text:style-name="P1">書類 (しょるい) - document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ぐ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WHEEL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ring - circle - link - loop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リ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五輪 (ごりん) - the Olympics</text:p>
              <text:p text:style-name="P1">競輪 (けいりん) - keirin</text:p>
              <text:p text:style-name="P1">指輪 (ゆびわ) - r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4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歴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4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4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例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4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連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4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労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4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老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4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録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4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2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3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2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3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URRICULUM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ntinuation - passage of tim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レキ　レッ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歴史 (れきし) - history</text:p>
              <text:p text:style-name="P1">歴史的 (れきしてき) - historic</text:p>
              <text:p text:style-name="P1">歴代 (れきだい) - successive generations</text:p>
            </draw:text-box>
            <svg:title>examples</svg:title>
          </draw:frame>
          <draw:frame draw:style-name="gr21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OL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ld (beer, person) - chil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冷戦 (れいせん) - cold war</text:p>
              <text:p text:style-name="P1">冷静 (れいせい) - calm</text:p>
              <text:p text:style-name="P1">冷たい (つべたい) - cold (to the touch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め.たい　ひ.える　ひ.や　ひ.やや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XAMP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ustom - usage - precede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レ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比例 (ひれい) - proportion</text:p>
              <text:p text:style-name="P1">例えば (たとえば) - for example</text:p>
              <text:p text:style-name="P1">異例 (いれい) - excep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と.え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RDER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ncient laws - command - decre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司令官 (しれいかん) - commandant</text:p>
              <text:p text:style-name="P1">命令 (めいれい) - order</text:p>
              <text:p text:style-name="P1">政令 (せいれい) - government ordinance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LABO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hank for - reward for - toil - troubl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ロ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労働 (ろうどう) - manual labor</text:p>
              <text:p text:style-name="P1">労働者 (ろうどうしゃ) - laborer</text:p>
              <text:p text:style-name="P1">労組 (ろうくみ) - labor un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ろう.する　いたわ.る　いた.ずき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AKE ALO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ead - join - connect - party - gang - cliqu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レ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国連 (こくれん) - UN</text:p>
              <text:p text:style-name="P1">ソ連 (ソれん) - Soviet Union</text:p>
              <text:p text:style-name="P1">連合 (れんごう) - un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つら.なる　つら.ねる　つ.れる　-づ.れ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8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5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1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8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39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ECORD</text:p>
            </draw:text-box>
            <svg:title>english</svg:title>
          </draw:frame>
          <draw:frame draw:style-name="gr28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ロ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記録 (きろく) - record</text:p>
              <text:p text:style-name="P1">登録 (とうろく) - registration</text:p>
              <text:p text:style-name="P1">収録 (しゅうろく) - compilation</text:p>
            </draw:text-box>
            <svg:title>examples</svg:title>
          </draw:frame>
          <draw:frame draw:style-name="gr21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OLD MA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old age - grow old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ロ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老人 (ろうじん) - the aged</text:p>
              <text:p text:style-name="P1">老後 (ろうご) - old age</text:p>
              <text:p text:style-name="P1">長老 (ちょうろう) - eldes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.いる　ふ.け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8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5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1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4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8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39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1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2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450"/>
  </office:meta>
</office:document-meta>
</file>